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a770" officeooo:paragraph-rsid="0014a770"/>
    </style:style>
    <style:style style:name="P2" style:family="paragraph" style:parent-style-name="Standard">
      <style:text-properties fo:font-weight="bold" officeooo:rsid="0014a770" officeooo:paragraph-rsid="0014a770" style:font-weight-asian="bold" style:font-weight-complex="bold"/>
    </style:style>
    <style:style style:name="P3" style:family="paragraph" style:parent-style-name="Standard">
      <style:text-properties officeooo:rsid="0014a770" officeooo:paragraph-rsid="0014a770" fo:background-color="#fff5ce"/>
    </style:style>
    <style:style style:name="P4" style:family="paragraph" style:parent-style-name="Standard">
      <style:text-properties officeooo:rsid="0014a770" officeooo:paragraph-rsid="0014a770" fo:background-color="#fff5ce"/>
    </style:style>
    <style:style style:name="T1" style:family="text">
      <style:text-properties fo:background-color="#fff5ce" loext:char-shading-value="0"/>
    </style:style>
    <style:style style:name="T2" style:family="text">
      <style:text-properties fo:background-color="#fff5ce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DP -Echo</text:p>
      <text:p text:style-name="P1"/>
      <text:p text:style-name="P1">/* -*- Mode:C++; c-file-style:"gnu"; indent-tabs-mode:nil; -*- */</text:p>
      <text:p text:style-name="P1">/*</text:p>
      <text:p text:style-name="P1"><text:s/>* This program is free software; you can redistribute it and/or modify</text:p>
      <text:p text:style-name="P1"><text:s/>* it under the terms of the GNU General Public License version 2 as</text:p>
      <text:p text:style-name="P1"><text:s/>* published by the Free Software Foundation;</text:p>
      <text:p text:style-name="P1"><text:s/>*</text:p>
      <text:p text:style-name="P1"><text:s/>* This program is distributed in the hope that it will be useful,</text:p>
      <text:p text:style-name="P1"><text:s/>* but WITHOUT ANY WARRANTY; without even the implied warranty of</text:p>
      <text:p text:style-name="P1"><text:s/>* MERCHANTABILITY or FITNESS FOR A PARTICULAR PURPOSE. <text:s/>See the</text:p>
      <text:p text:style-name="P1"><text:s/>* GNU General Public License for more details.</text:p>
      <text:p text:style-name="P1"><text:s/>*</text:p>
      <text:p text:style-name="P1"><text:s/>* You should have received a copy of the GNU General Public License</text:p>
      <text:p text:style-name="P1"><text:s/>* along with this program; if not, write to the Free Software</text:p>
      <text:p text:style-name="P1"><text:s/>* Foundation, Inc., 59 Temple Place, Suite 330, Boston, MA <text:s/>02111-1307 <text:s/>USA</text:p>
      <text:p text:style-name="P1"><text:s/>*/</text:p>
      <text:p text:style-name="P1"/>
      <text:p text:style-name="P1">// Network topology</text:p>
      <text:p text:style-name="P1">//</text:p>
      <text:p text:style-name="P1">// <text:s text:c="6"/>n0 <text:s text:c="3"/>n1 <text:s text:c="2"/>n2 <text:s text:c="2"/>n3</text:p>
      <text:p text:style-name="P1">// <text:s text:c="6"/>| <text:s text:c="4"/>| <text:s text:c="3"/>| <text:s text:c="3"/>|</text:p>
      <text:p text:style-name="P1">// <text:s text:c="6"/>=================</text:p>
      <text:p text:style-name="P1">// <text:s text:c="13"/>LAN</text:p>
      <text:p text:style-name="P1">//</text:p>
      <text:p text:style-name="P1">// - UDP flows from n0 to n1 and back</text:p>
      <text:p text:style-name="P1">// - DropTail queues </text:p>
      <text:p text:style-name="P1">// - Tracing of queues and packet receptions to file "udp-echo.tr"</text:p>
      <text:p text:style-name="P1"/>
      <text:p text:style-name="P1">#include &lt;fstream&gt;</text:p>
      <text:p text:style-name="P1">#include "ns3/core-module.h"</text:p>
      <text:p text:style-name="P1">#include "ns3/csma-module.h"</text:p>
      <text:p text:style-name="P1">#include "ns3/applications-module.h"</text:p>
      <text:p text:style-name="P1">#include "ns3/internet-module.h"</text:p>
      <text:p text:style-name="P3">#include "ns3/netanim-module.h"</text:p>
      <text:p text:style-name="P3">#include "ns3/mobility-module.h"</text:p>
      <text:p text:style-name="P3">#include "ns3/point-to-point-module.h"</text:p>
      <text:p text:style-name="P1">using namespace ns3;</text:p>
      <text:p text:style-name="P1"/>
      <text:p text:style-name="P1">NS_LOG_COMPONENT_DEFINE ("UdpEchoExample");</text:p>
      <text:p text:style-name="P1"/>
      <text:p text:style-name="P1">int </text:p>
      <text:p text:style-name="P1">main (int argc, char *argv[])</text:p>
      <text:p text:style-name="P1">{</text:p>
      <text:p text:style-name="P1"/>
      <text:p text:style-name="P1">//</text:p>
      <text:p text:style-name="P1">// Users may find it convenient to turn on explicit debugging</text:p>
      <text:p text:style-name="P1">// for selected modules; the below lines suggest how to do this</text:p>
      <text:p text:style-name="P1">//</text:p>
      <text:p text:style-name="P1">#if 0</text:p>
      <text:p text:style-name="P1"><text:s text:c="2"/>LogComponentEnable ("UdpEchoExample", LOG_LEVEL_INFO);</text:p>
      <text:p text:style-name="P1"><text:s text:c="2"/>LogComponentEnable ("UdpEchoClientApplication", LOG_LEVEL_ALL);</text:p>
      <text:p text:style-name="P1"><text:soft-page-break/><text:s text:c="2"/>LogComponentEnable ("UdpEchoServerApplication", LOG_LEVEL_ALL);</text:p>
      <text:p text:style-name="P1">#endif</text:p>
      <text:p text:style-name="P1">//</text:p>
      <text:p text:style-name="P1">// Allow the user to override any of the defaults and the above Bind() at</text:p>
      <text:p text:style-name="P1">// run-time, via command-line arguments</text:p>
      <text:p text:style-name="P1">//</text:p>
      <text:p text:style-name="P1"><text:s text:c="2"/>bool useV6 = false;</text:p>
      <text:p text:style-name="P1"><text:s text:c="2"/>Address serverAddress;</text:p>
      <text:p text:style-name="P1"/>
      <text:p text:style-name="P1"><text:s text:c="2"/>CommandLine cmd (__FILE__);</text:p>
      <text:p text:style-name="P1"><text:s text:c="2"/>cmd.AddValue ("useIpv6", "Use Ipv6", useV6);</text:p>
      <text:p text:style-name="P1"><text:s text:c="2"/>cmd.Parse (argc, argv);</text:p>
      <text:p text:style-name="P1">//</text:p>
      <text:p text:style-name="P1">// Explicitly create the nodes required by the topology (shown above).</text:p>
      <text:p text:style-name="P1">//</text:p>
      <text:p text:style-name="P1"><text:s text:c="2"/>NS_LOG_INFO ("Create nodes.");</text:p>
      <text:p text:style-name="P1"><text:s text:c="2"/>NodeContainer n;</text:p>
      <text:p text:style-name="P1"><text:s text:c="2"/>n.Create (4);</text:p>
      <text:p text:style-name="P1"/>
      <text:p text:style-name="P1"><text:s text:c="2"/>InternetStackHelper internet;</text:p>
      <text:p text:style-name="P1"><text:s text:c="2"/>internet.Install (n);</text:p>
      <text:p text:style-name="P1"/>
      <text:p text:style-name="P1"><text:s text:c="2"/>NS_LOG_INFO ("Create channels.");</text:p>
      <text:p text:style-name="P1">//</text:p>
      <text:p text:style-name="P1">// Explicitly create the channels required by the topology (shown above).</text:p>
      <text:p text:style-name="P1">//</text:p>
      <text:p text:style-name="P1"><text:s text:c="2"/>CsmaHelper csma;</text:p>
      <text:p text:style-name="P1"><text:s text:c="2"/>csma.SetChannelAttribute ("DataRate", DataRateValue (DataRate (5000000)));</text:p>
      <text:p text:style-name="P1"><text:s text:c="2"/>csma.SetChannelAttribute ("Delay", TimeValue (MilliSeconds (2)));</text:p>
      <text:p text:style-name="P1"><text:s text:c="2"/>csma.SetDeviceAttribute ("Mtu", UintegerValue (1400));</text:p>
      <text:p text:style-name="P1"><text:s text:c="2"/>NetDeviceContainer d = csma.Install (n);</text:p>
      <text:p text:style-name="P1"/>
      <text:p text:style-name="P1">//</text:p>
      <text:p text:style-name="P1">// We've got the "hardware" in place. <text:s/>Now we need to add IP addresses.</text:p>
      <text:p text:style-name="P1">//</text:p>
      <text:p text:style-name="P1"><text:s text:c="2"/>NS_LOG_INFO ("Assign IP Addresses.");</text:p>
      <text:p text:style-name="P1"><text:s text:c="2"/>if (useV6 == false)</text:p>
      <text:p text:style-name="P1"><text:s text:c="4"/>{</text:p>
      <text:p text:style-name="P1"><text:s text:c="6"/>Ipv4AddressHelper ipv4;</text:p>
      <text:p text:style-name="P1"><text:s text:c="6"/>ipv4.SetBase ("10.1.1.0", "255.255.255.0");</text:p>
      <text:p text:style-name="P1"><text:s text:c="6"/>Ipv4InterfaceContainer i = ipv4.Assign (d);</text:p>
      <text:p text:style-name="P1"><text:s text:c="6"/>serverAddress = Address(i.GetAddress (1));</text:p>
      <text:p text:style-name="P1"><text:s text:c="4"/>}</text:p>
      <text:p text:style-name="P1"><text:s text:c="2"/>else</text:p>
      <text:p text:style-name="P1"><text:s text:c="4"/>{</text:p>
      <text:p text:style-name="P1"><text:s text:c="6"/>Ipv6AddressHelper ipv6;</text:p>
      <text:p text:style-name="P1"><text:s text:c="6"/>ipv6.SetBase ("2001:0000:f00d:cafe::", Ipv6Prefix (64));</text:p>
      <text:p text:style-name="P1"><text:s text:c="6"/>Ipv6InterfaceContainer i6 = ipv6.Assign (d);</text:p>
      <text:p text:style-name="P1"><text:s text:c="6"/>serverAddress = Address(i6.GetAddress (1,1));</text:p>
      <text:p text:style-name="P1"><text:s text:c="4"/>}</text:p>
      <text:p text:style-name="P1"/>
      <text:p text:style-name="P1"><text:s text:c="2"/>NS_LOG_INFO ("Create Applications.");</text:p>
      <text:p text:style-name="P1"><text:soft-page-break/>//</text:p>
      <text:p text:style-name="P1">// Create a UdpEchoServer application on node one.</text:p>
      <text:p text:style-name="P1">//</text:p>
      <text:p text:style-name="P1"><text:s text:c="2"/>uint16_t port = 9; <text:s/>// well-known echo port number</text:p>
      <text:p text:style-name="P1"><text:s text:c="2"/>UdpEchoServerHelper server (port);</text:p>
      <text:p text:style-name="P1"><text:s text:c="2"/>ApplicationContainer apps = server.Install (n.Get (1));</text:p>
      <text:p text:style-name="P1"><text:s text:c="2"/>apps.Start (Seconds (1.0));</text:p>
      <text:p text:style-name="P1"><text:s text:c="2"/>apps.Stop (Seconds (10.0));</text:p>
      <text:p text:style-name="P1"/>
      <text:p text:style-name="P1">//</text:p>
      <text:p text:style-name="P1">// Create a UdpEchoClient application to send UDP datagrams from node zero to</text:p>
      <text:p text:style-name="P1">// node one.</text:p>
      <text:p text:style-name="P1">//</text:p>
      <text:p text:style-name="P1"><text:s text:c="2"/>uint32_t packetSize = 1024;</text:p>
      <text:p text:style-name="P1"><text:s text:c="2"/>uint32_t maxPacketCount = 1;</text:p>
      <text:p text:style-name="P1"><text:s text:c="2"/>Time interPacketInterval = Seconds (1.);</text:p>
      <text:p text:style-name="P1"><text:s text:c="2"/>UdpEchoClientHelper client (serverAddress, port);</text:p>
      <text:p text:style-name="P1"><text:s text:c="2"/>client.SetAttribute ("MaxPackets", UintegerValue (maxPacketCount));</text:p>
      <text:p text:style-name="P1"><text:s text:c="2"/>client.SetAttribute ("Interval", TimeValue (interPacketInterval));</text:p>
      <text:p text:style-name="P1"><text:s text:c="2"/>client.SetAttribute ("PacketSize", UintegerValue (packetSize));</text:p>
      <text:p text:style-name="P1"><text:s text:c="2"/>apps = client.Install (n.Get (0));</text:p>
      <text:p text:style-name="P1"><text:s text:c="2"/>apps.Start (Seconds (2.0));</text:p>
      <text:p text:style-name="P1"><text:s text:c="2"/>apps.Stop (Seconds (10.0));</text:p>
      <text:p text:style-name="P1"/>
      <text:p text:style-name="P1"><text:s text:c="2"/><text:span text:style-name="T2">PointToPointHelper pointToPoint;</text:span></text:p>
      <text:p text:style-name="P4"><text:s text:c="2"/>pointToPoint.SetDeviceAttribute ("DataRate", StringValue ("5Mbps"));</text:p>
      <text:p text:style-name="P4"><text:s text:c="2"/>pointToPoint.SetChannelAttribute ("Delay", StringValue ("2ms"));</text:p>
      <text:p text:style-name="P1">#if 0</text:p>
      <text:p text:style-name="P1">//</text:p>
      <text:p text:style-name="P1">// Users may find it convenient to initialize echo packets with actual data;</text:p>
      <text:p text:style-name="P1">// the below lines suggest how to do this</text:p>
      <text:p text:style-name="P1">//</text:p>
      <text:p text:style-name="P1"><text:s text:c="2"/>client.SetFill (apps.Get (0), "Hello World");</text:p>
      <text:p text:style-name="P1"/>
      <text:p text:style-name="P1"><text:s text:c="2"/>client.SetFill (apps.Get (0), 0xa5, 1024);</text:p>
      <text:p text:style-name="P1"/>
      <text:p text:style-name="P1"><text:s text:c="2"/>uint8_t fill[] = { 0, 1, 2, 3, 4, 5, 6};</text:p>
      <text:p text:style-name="P1"><text:s text:c="2"/>client.SetFill (apps.Get (0), fill, sizeof(fill), 1024);</text:p>
      <text:p text:style-name="P1">#endif</text:p>
      <text:p text:style-name="P1"/>
      <text:p text:style-name="P1"><text:s text:c="2"/>AsciiTraceHelper ascii;</text:p>
      <text:p text:style-name="P1"><text:s text:c="2"/>csma.EnableAsciiAll (ascii.CreateFileStream ("udp-echo.tr"));</text:p>
      <text:p text:style-name="P1"><text:s text:c="2"/>csma.EnablePcapAll ("udp-echo", false);</text:p>
      <text:p text:style-name="P1"/>
      <text:p text:style-name="P3">MobilityHelper mobility;</text:p>
      <text:p text:style-name="P3">mobility.SetMobilityModel("ns3::ConstantPositionMobilityModel");</text:p>
      <text:p text:style-name="P3">mobility.Install(n);</text:p>
      <text:p text:style-name="P3">AnimationInterface anim("udp-echo.xml");</text:p>
      <text:p text:style-name="P3">AnimationInterface::SetConstantPosition(n.Get(0),10,25);</text:p>
      <text:p text:style-name="P3">AnimationInterface::SetConstantPosition(n.Get(1),40,25);</text:p>
      <text:p text:style-name="P3">AnimationInterface::SetConstantPosition(n.Get(2),60,25);</text:p>
      <text:p text:style-name="P3">AnimationInterface::SetConstantPosition(n.Get(3),80,25);</text:p>
      <text:p text:style-name="P3"><text:soft-page-break/>anim.EnablePacketMetadata(true);</text:p>
      <text:p text:style-name="P3">pointToPoint.EnablePcapAll("udp-echo");</text:p>
      <text:p text:style-name="P1">//</text:p>
      <text:p text:style-name="P1">// Now, do the actual simulation.</text:p>
      <text:p text:style-name="P1">//</text:p>
      <text:p text:style-name="P1"><text:s text:c="2"/>NS_LOG_INFO ("Run Simulation.");</text:p>
      <text:p text:style-name="P1"><text:s text:c="2"/>Simulator::Run ();</text:p>
      <text:p text:style-name="P1"><text:s text:c="2"/>Simulator::Destroy ();</text:p>
      <text:p text:style-name="P1"><text:s text:c="2"/>NS_LOG_INFO ("Done.");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0T10:41:46.946212014</meta:creation-date>
    <dc:date>2023-06-20T11:44:20.032099893</dc:date>
    <meta:editing-duration>PT3M4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4" meta:paragraph-count="149" meta:word-count="589" meta:character-count="5020" meta:non-whitespace-character-count="4344"/>
  </office:meta>
</office:document-meta>
</file>